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4pt" fo:font-weight="bold" officeooo:rsid="000e1f77" officeooo:paragraph-rsid="000e1f77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fo:font-size="12pt" fo:font-weight="normal" officeooo:rsid="000e1f77" officeooo:paragraph-rsid="000e1f77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Arial1" fo:font-size="12pt" fo:font-weight="normal" officeooo:rsid="000e1f77" officeooo:paragraph-rsid="000e1f7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fo:font-size="12pt" fo:font-weight="normal" officeooo:rsid="000e1f77" officeooo:paragraph-rsid="000f734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size="12pt" fo:font-weight="normal" officeooo:rsid="000f734f" officeooo:paragraph-rsid="000f734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rsid="000e1f77" officeooo:paragraph-rsid="000e1f77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16d87" officeooo:paragraph-rsid="00116d8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 officeooo:rsid="000e1f77" officeooo:paragraph-rsid="000e1f77"/>
    </style:style>
    <style:style style:name="T1" style:family="text">
      <style:text-properties officeooo:rsid="000f734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734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-ME</text:p>
      <text:p text:style-name="P1"/>
      <text:p text:style-name="P2"><text:tab/>Criamos este projeto com objetivo de fazer uma demonstração de um simples portfólio, com base <text:span text:style-name="T1">em site, a partir do</text:span> nosso conhecimento.</text:p>
      <text:p text:style-name="P2"><text:tab/><text:span text:style-name="T2">Usamos as seguintes ferramentas:</text:span></text:p>
      <text:list text:style-name="L1">
        <text:list-item>
          <text:p text:style-name="P3">VisualStudio Code(html);</text:p>
        </text:list-item>
        <text:list-item>
          <text:p text:style-name="P3">Trello;</text:p>
        </text:list-item>
        <text:list-item>
          <text:p text:style-name="P3">Figma;</text:p>
        </text:list-item>
        <text:list-item>
          <text:p text:style-name="P3">GitHub;</text:p>
        </text:list-item>
        <text:list-item>
          <text:p text:style-name="P3">Writer.</text:p>
        </text:list-item>
      </text:list>
      <text:p text:style-name="P2"><text:tab/><text:span text:style-name="T3">Descrição de uso:</text:span></text:p>
      <text:p text:style-name="P2"><text:tab/><text:span text:style-name="T1">Pedro e Kelvin, ficou com a parte do código em HTML, construindo uma estrutura simples para o site.</text:span></text:p>
      <text:p text:style-name="P2"><text:tab/><text:span text:style-name="T1">Anna e Joseane, ficou com a parte da Gestão do planejamento do projeto, usando Trello.</text:span></text:p>
      <text:p text:style-name="P4"><text:tab/><text:span text:style-name="T1">Álvaro e Kelvin, ficou com a parte do Design do site, usando Figma.</text:span></text:p>
      <text:p text:style-name="P5"><text:tab/>Pedro e Joseane, ficou com a parte responsável por montar o GitHub.</text:p>
      <text:p text:style-name="P5"><text:tab/><text:span text:style-name="T2">Conclusão:</text:span></text:p>
      <text:p text:style-name="P5"><text:tab/>E a parte do Writer, foi produzido por todos. O objetivo do trabalho foi criar um site a partir de ferramentas simples, visando entender a complexidade de ligação entre uma plataforma a outra. </text:p>
      <text:p text:style-name="P6"/>
      <text:p text:style-name="P7">NOMES: <text:span text:style-name="T4">Pedro Miranda, Kelvin Vinicio, Álvaro Vilela, Anna Guimarães, Joseane Alves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9T07:12:59.895485100</meta:creation-date>
    <dc:date>2025-06-09T07:40:18.883486700</dc:date>
    <meta:editing-duration>PT2M38S</meta:editing-duration>
    <meta:editing-cycles>1</meta:editing-cycles>
    <meta:document-statistic meta:table-count="0" meta:image-count="0" meta:object-count="0" meta:page-count="1" meta:paragraph-count="16" meta:word-count="144" meta:character-count="864" meta:non-whitespace-character-count="731"/>
    <meta:generator>LibreOffice/25.2.3.2$Windows_X86_64 LibreOffice_project/bbb074479178df812d175f709636b368952c2ce3</meta:generator>
  </office:meta>
</office:document-meta>
</file>